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2b4" officeooo:paragraph-rsid="000a12b4"/>
    </style:style>
    <style:style style:name="P2" style:family="paragraph" style:parent-style-name="Standard" style:list-style-name="L1">
      <style:text-properties officeooo:rsid="000a12b4" officeooo:paragraph-rsid="000a12b4"/>
    </style:style>
    <style:style style:name="P3" style:family="paragraph" style:parent-style-name="Standard" style:list-style-name="L2">
      <style:text-properties officeooo:rsid="000a12b4" officeooo:paragraph-rsid="000a12b4"/>
    </style:style>
    <style:style style:name="P4" style:family="paragraph" style:parent-style-name="Standard" style:list-style-name="L3">
      <style:text-properties officeooo:rsid="000a12b4" officeooo:paragraph-rsid="000a12b4"/>
    </style:style>
    <style:style style:name="P5" style:family="paragraph" style:parent-style-name="Standard" style:list-style-name="L4">
      <style:text-properties officeooo:rsid="000a12b4" officeooo:paragraph-rsid="000a12b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am Statement:</text:p>
      <text:list xml:id="list3326925260" text:style-name="L1">
        <text:list-item>
          <text:p text:style-name="P2">To harness Data Science to refine credit underwriting process.</text:p>
        </text:list-item>
        <text:list-item>
          <text:p text:style-name="P2">Focus on Personnel Loan Segement : Borrow Behaviour and Creditworthiness</text:p>
        </text:list-item>
      </text:list>
      <text:list xml:id="list2369493874" text:style-name="L2">
        <text:list-item>
          <text:p text:style-name="P3">Financial Behaviour</text:p>
        </text:list-item>
        <text:list-item>
          <text:p text:style-name="P3">Spending Habits</text:p>
        </text:list-item>
        <text:list-item>
          <text:p text:style-name="P3">Potentials Risks for each borrower</text:p>
        </text:list-item>
      </text:list>
      <text:list xml:id="list3506886466" text:style-name="L3">
        <text:list-item>
          <text:p text:style-name="P4">Objective is to :</text:p>
        </text:list-item>
      </text:list>
      <text:list xml:id="list2495289182" text:style-name="L4">
        <text:list-item>
          <text:p text:style-name="P5">Optimize loan Disbursal</text:p>
        </text:list-item>
        <text:list-item>
          <text:p text:style-name="P5">Balancing Customer outreach with risk managemen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09:46:29.915991319</meta:creation-date>
    <meta:generator>LibreOffice/6.4.7.2$Linux_X86_64 LibreOffice_project/40$Build-2</meta:generator>
    <dc:date>2023-12-21T18:15:01.168089699</dc:date>
    <meta:editing-duration>PT20M47S</meta:editing-duration>
    <meta:editing-cycles>3</meta:editing-cycles>
    <meta:document-statistic meta:table-count="0" meta:image-count="0" meta:object-count="0" meta:page-count="1" meta:paragraph-count="9" meta:word-count="51" meta:character-count="323" meta:non-whitespace-character-count="289"/>
  </office:meta>
</office:document-meta>
</file>